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50000000138B29FA6D9DF182CA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P2" style:family="paragraph" style:parent-style-name="Footer">
      <style:text-properties officeooo:rsid="000d4b49" officeooo:paragraph-rsid="000d4b49"/>
    </style:style>
    <style:style style:name="P3" style:family="paragraph" style:parent-style-name="Header">
      <style:text-properties officeooo:rsid="000d4b49" officeooo:paragraph-rsid="000d4b49"/>
    </style:style>
    <style:style style:name="P4" style:family="paragraph" style:parent-style-name="Standard">
      <style:text-properties officeooo:rsid="000d4b49" officeooo:paragraph-rsid="000d4b49"/>
    </style:style>
    <style:style style:name="P5" style:family="paragraph" style:parent-style-name="Standard">
      <style:paragraph-properties fo:text-align="center" style:justify-single-word="false"/>
      <style:text-properties officeooo:rsid="000d4b49" officeooo:paragraph-rsid="000d4b49"/>
    </style:style>
    <style:style style:name="P6" style:family="paragraph" style:parent-style-name="Standard">
      <style:paragraph-properties fo:break-before="page"/>
      <style:text-properties officeooo:rsid="000d4b49" officeooo:paragraph-rsid="000d4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tion API Models Kit Database</text:p>
      <text:p text:style-name="P4"/>
      <text:p text:style-name="P6">Sommaire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b49" officeooo:paragraph-rsid="000d4b49"/>
    </style:style>
    <style:style style:name="MP2" style:family="paragraph" style:parent-style-name="Footer">
      <style:text-properties officeooo:rsid="000d4b49" officeooo:paragraph-rsid="000d4b49"/>
    </style:style>
    <style:style style:name="M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157cm" svg:y="24.67cm" svg:width="2.117cm" svg:height="0.503cm" draw:z-index="0"><draw:image xlink:href="Pictures/1000020000000050000000138B29FA6D9DF182CA.gif" xlink:type="simple" xlink:show="embed" xlink:actuate="onLoad" draw:mime-type="image/gif"/></draw:frame>Models Kit Database API</text:p>
      </style:header>
      <style:footer>
        <text:section text:style-name="MSect1" text:name="Section1">
          <text:p text:style-name="MP2"/>
          <text:p text:style-name="MP3"><text:page-number text:select-page="current">3</text:page-number>/<text:page-count>3</text:page-count></text:p>
        </text:section>
        <text:p text:style-name="MP2">Copyright 2023 Editiel 98, tous droits réservé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2:01:05.049000000</meta:creation-date>
    <dc:date>2023-02-03T12:10:36.317000000</dc:date>
    <meta:editing-duration>PT9M33S</meta:editing-duration>
    <meta:editing-cycles>1</meta:editing-cycles>
    <meta:document-statistic meta:table-count="0" meta:image-count="1" meta:object-count="0" meta:page-count="3" meta:paragraph-count="5" meta:word-count="18" meta:character-count="118" meta:non-whitespace-character-count="105"/>
    <meta:generator>LibreOffice/7.1.4.2$Windows_X86_64 LibreOffice_project/a529a4fab45b75fefc5b6226684193eb000654f6</meta:generator>
  </office:meta>
</office:document-meta>
</file>